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Property Informatio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1, P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0:34:40.966282894</meta:creation-date>
    <dc:date>2022-09-22T18:59:59.332950048</dc:date>
    <meta:editing-duration>PT4H17M43S</meta:editing-duration>
    <meta:editing-cycles>3</meta:editing-cycles>
    <meta:generator>LibreOffice/7.3.5.2$Linux_X86_64 LibreOffice_project/30$Build-2</meta:generator>
    <meta:document-statistic meta:table-count="1" meta:cell-count="9" meta:object-count="0"/>
  </office:meta>
</office:document-meta>
</file>